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gg sans" svg:font-family="'gg sans', 'Noto Sans',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paragraph-rsid="0002c0d2"/>
    </style:style>
    <style:style style:name="P2" style:family="paragraph" style:list-style-name="L1"/>
    <style:style style:name="P3" style:family="paragraph" style:list-style-name="L1"/>
    <style:style style:name="T1" style:family="text">
      <style:text-properties fo:font-variant="normal" fo:text-transform="none" fo:color="#bdc1c6" style:font-name="arial" fo:font-size="12pt" fo:letter-spacing="normal" fo:font-style="normal" fo:font-weight="normal"/>
    </style:style>
    <style:style style:name="T2" style:family="text">
      <style:text-properties fo:font-variant="normal" fo:text-transform="none" fo:color="#bdc1c6" style:font-name="arial" fo:font-size="12pt" fo:letter-spacing="normal" fo:font-style="normal" fo:font-weight="bold"/>
    </style:style>
    <style:style style:name="T3" style:family="text">
      <style:text-properties fo:font-variant="normal" fo:text-transform="none" fo:color="#bdc1c6" style:font-name="arial" fo:font-size="10.5pt" fo:letter-spacing="normal" fo:font-style="normal" fo:font-weight="normal"/>
    </style:style>
    <style:style style:name="T4" style:family="text">
      <style:text-properties fo:font-variant="normal" fo:text-transform="none" fo:color="#bdc1c6" fo:letter-spacing="normal"/>
    </style:style>
    <style:style style:name="T5" style:family="text">
      <style:text-properties fo:font-variant="normal" fo:text-transform="none" fo:color="#dcddde" style:font-name="gg sans" fo:font-size="12pt" fo:letter-spacing="normal" fo:font-style="normal" fo:font-weight="normal"/>
    </style:style>
    <style:style style:name="T6" style:family="text">
      <style:text-properties fo:font-variant="normal" fo:text-transform="none" style:font-name="gg sans" fo:font-size="12pt" fo:letter-spacing="normal" fo:font-style="normal" style:text-underline-style="solid" style:text-underline-width="auto" style:text-underline-color="font-color" fo:font-weight="normal"/>
    </style:style>
    <style:style style:name="T7" style:family="text">
      <style:text-properties style:font-name="inherit"/>
    </style:style>
    <style:style style:name="T8" style:family="text">
      <style:text-properties officeooo:rsid="0002c0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35100158" text:style-name="L1">
        <text:list-item>
          <text:p text:style-name="Standard">Le premier disque dur détecté est appelé /dev/sda . Le second disque dur détecté est appelé /dev/sdb</text:p>
        </text:list-item>
        <text:list-item>
          <text:p text:style-name="P1">Les ports USB 3.0 sont aussi connus sous le nom ports USB Super Speed ou SS. Si vous voyez un logo USB qui mentionne SS, il s'agit d'un port USB 3.0. Si le port USB possède une languette bleue alors il s'agit d'un port USB 3, <text:span text:style-name="T8">SS=Super Speed.</text:span></text:p>
        </text:list-item>
        <text:list-item>
          <text:p text:style-name="Standard">Les ports GPIO (anglais : General Purpose Input/Output, littéralement Entrée-sortie à usage général) sont des ports d'entrées-sorties très utilisés dans le monde des microcontrôleurs, en particulier dans le domaine de l'électronique embarquée. Un connecteur GPIO peut être configuré pour jouer le rôle d'une entrée (réception d'un signal) ou d'une sortie (émission d'un signal). Lorsqu'il est configuré en tant que sortie, on peut écrire dans un registre interne afin de modifier l'état d'une sortie. </text:p>
        </text:list-item>
        <text:list-item>
          <text:p text:style-name="Standard">dd is a command-line utility for Unix and Unix-like operating systems whose primary purpose is to convert and copy files. Si le raspios.iso existe dans le sda alors le statue devient progress donc le disque se construit Argument bs=1M in second command means number of bytes read and then written. So, when you run dd with this argument, </text:p>
        </text:list-item>
        <text:list-item>
          <text:p text:style-name="Standard">VMDK (Virtual Machine Disk) est un format de fichier ouvert permettant de simuler un disque dur virtuel pour les machines virtuelles telles que VMware, Virtualbox ou pour les émulateurs. Il a été créé à l'origine pour les produits VMware. </text:p>
        </text:list-item>
        <text:list-item>
          <text:p text:style-name="Standard">Dans ce cas, dans la mesure où un système d'exploitation 64 bits peut traiter de grandes quantités de mémoire plus efficacement qu'un système d'exploitation 32 bits, un système 64 bits peut être plus réactif lorsque vous exécutez plusieurs programmes en même temps et basculez fréquemment de l'un à l'autre. Une architecture  32 bits ne peut gerer que 3.5Go de mémoire vive inutile donc de mettre 8Go de RAM sur ce type d'architecture. - Une architecture  64 bits peut gerer à partir de 3.5Go jusqu'à 128Go ou plus selon les systèmes d'exploitations et les cartes mères. </text:p>
        </text:list-item>
        <text:list-item>
          <text:p text:style-name="Standard">Debian est un système d’exploitation Linux composée exclusivement de logiciels libres, </text:p>
        </text:list-item>
        <text:list-item>
          <text:p text:style-name="Standard">car des Gio ne sont pas des Go 119,24Gio = 128 Go</text:p>
        </text:list-item>
        <text:list-item>
          <text:p text:style-name="Standard">Heure de Tahiti TAHT ; est de 00:23 pour 11h23 en France soit 11h de decalage .</text:p>
        </text:list-item>
        <text:list-item>
          <text:p text:style-name="Standard">Clavier AZERTY francais</text:p>
        </text:list-item>
        <text:list-item>
          <text:p text:style-name="Standard">11.5</text:p>
        </text:list-item>
        <text:list-item>
          <text:p text:style-name="Standard">sudo permet à un administrateur système de donner à un utilisateur (ou un groupe d'utilisateurs) la possibilité d'exécuter une ou plusieurs commandes, super utilisateur. -s root</text:p>
        </text:list-item>
        <text:list-item>
          <text:p text:style-name="Standard">0 root super utilisateur</text:p>
        </text:list-item>
        <text:list-item>
          <text:p text:style-name="Standard">.deb</text:p>
        </text:list-item>
        <text:list-item>
          <text:p text:style-name="Standard">dpkg -s nom de fichier</text:p>
        </text:list-item>
        <text:list-item>
          <text:p text:style-name="Standard">moi mon nom de famille</text:p>
        </text:list-item>
        <text:list-item>
          <text:p text:style-name="Standard">apache2 enable module</text:p>
        </text:list-item>
        <text:list-item>
          <text:p text:style-name="Standard">systemctl restart apache2</text:p>
        </text:list-item>
        <text:list-item>
          <text:p text:style-name="Standard">/home/nomdefamile</text:p>
        </text:list-item>
        <text:list-item>
          <text:p text:style-name="Standard">mkdir public_html</text:p>
        </text:list-item>
        <text:list-item>
          <text:p text:style-name="Standard">apt install nom du truc</text:p>
        </text:list-item>
        <text:list-item>
          <text:p text:style-name="Standard">apt install postgresql</text:p>
        </text:list-item>
        <text:list-item>
          <text:p text:style-name="Standard">psql -V donc 13.9</text:p>
        </text:list-item>
        <text:list-item>
          <text:p text:style-name="Standard">ps command is used to list the currently running processes and their PIDs along with some other information depends on different options </text:p>
          <text:p text:style-name="Standard">Grep is an essential Linux and Unix command. It is used to search text and strings in a given file </text:p>
        </text:list-item>
        <text:list-item>
          <text:p text:style-name="Text_20_body">sudo -s -u postgres createuser -d -P nom <text:a xlink:type="simple" xlink:href="https://www.synbioz.com/blog/tech/creer-un-utilisateur-postgresql" office:target-frame-name="_blank" xlink:show="new" text:style-name="Internet_20_link" text:visited-style-name="Visited_20_Internet_20_Link">https://www.synbioz.com/blog/tech/creer-un-utilisateur-postgresql</text:a> </text:p>
        </text:list-item>
        <text:list-item>
          <text:p text:style-name="Text_20_body">nano chemin <text:s/></text:p>
        </text:list-item>
        <text:list-item>
          <text:p text:style-name="Text_20_body">comme le # c'est un commentaire</text:p>
        </text:list-item>
        <text:list-item>
          <text:p text:style-name="Text_20_body"><text:soft-page-break/>ps -elf |grep apache2</text:p>
        </text:list-item>
        <text:list-item>
          <text:p text:style-name="Text_20_body">javac 11.0.16</text:p>
        </text:list-item>
        <text:list-item>
          <text:p text:style-name="Text_20_body">python 3.9.2 <text:s text:c="2"/>gcc 10.2.1</text:p>
        </text:list-item>
      </text:list>
      <text:p text:style-name="Text_20_body"/>
      <text:p text:style-name="Text_20_body"/>
      <text:p text:style-name="Text_20_body"/>
      <text:list xml:id="list141345739343323" text:continue-numbering="true" text:style-name="L1">
        <text:list-header>
          <text:p text:style-name="Standard"/>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gg sans" svg:font-family="'gg sans', 'Noto Sans',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t his</meta:initial-creator>
    <meta:creation-date>2022-12-22T11:10:39.17</meta:creation-date>
    <dc:date>2023-01-17T14:13:43.988000000</dc:date>
    <meta:editing-duration>PT24M42S</meta:editing-duration>
    <meta:editing-cycles>2</meta:editing-cycles>
    <meta:generator>LibreOffice/6.4.6.2$Windows_X86_64 LibreOffice_project/0ce51a4fd21bff07a5c061082cc82c5ed232f115</meta:generator>
    <meta:document-statistic meta:table-count="0" meta:image-count="0" meta:object-count="0" meta:page-count="2" meta:paragraph-count="31" meta:word-count="535" meta:character-count="3150" meta:non-whitespace-character-count="2662"/>
  </office:meta>
</office:document-meta>
</file>